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31mm"/>
    </style:style>
    <style:style style:name="co3" style:family="table-column">
      <style:table-column-properties fo:break-before="auto" style:column-width="26.95mm"/>
    </style:style>
    <style:style style:name="co4" style:family="table-column">
      <style:table-column-properties fo:break-before="auto" style:column-width="31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96.52mm" svg:height="90.05mm" svg:x="137.79mm" svg:y="103.61mm">
            <draw:object draw:notify-on-update-of-ranges="Hoja1.D27:Hoja1.D41 Hoja1.E27:Hoja1.E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96.52mm" svg:height="90.05mm" svg:x="138.11mm" svg:y="199.44mm">
            <draw:object draw:notify-on-update-of-ranges="Hoja1.D48:Hoja1.D62 Hoja1.E48:Hoja1.E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96.52mm" svg:height="90.05mm" svg:x="138.46mm" svg:y="294.27mm">
            <draw:object draw:notify-on-update-of-ranges="Hoja1.D69:Hoja1.D83 Hoja1.E69:Hoja1.E8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96.52mm" svg:height="90.05mm" svg:x="138.82mm" svg:y="387.98mm">
            <draw:object draw:notify-on-update-of-ranges="Hoja1.D90:Hoja1.D104 Hoja1.E90:Hoja1.E10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196.52mm" svg:height="90.05mm" svg:x="138.74mm" svg:y="482.8mm">
            <draw:object draw:notify-on-update-of-ranges="Hoja1.D111:Hoja1.D125 Hoja1.E111:Hoja1.E12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196.52mm" svg:height="90.05mm" svg:x="138.34mm" svg:y="8.51mm">
            <draw:object draw:notify-on-update-of-ranges="Hoja1.D6:Hoja1.D20 Hoja1.E6:Hoja1.E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6" draw:style-name="gr1" draw:text-style-name="P1" svg:width="196.52mm" svg:height="90.05mm" svg:x="137.49mm" svg:y="585.65mm">
            <draw:object draw:notify-on-update-of-ranges="Hoja1.D134:Hoja1.D148 Hoja1.E134:Hoja1.E14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14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1">
            <text:p>Measurement #1</text:p>
          </table:table-cell>
          <table:covered-table-cell table:number-columns-repeated="2" table:style-name="Default"/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istance (cm)</text:p>
          </table:table-cell>
          <table:table-cell table:style-name="ce1" office:value-type="string" calcext:value-type="string">
            <text:p>RSSI (dBm)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1" calcext:value-type="float">
            <text:p>-3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-38" calcext:value-type="float">
            <text:p>-3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-50" calcext:value-type="float">
            <text:p>-5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-52" calcext:value-type="float">
            <text:p>-5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-60" calcext:value-type="float">
            <text:p>-6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-68" calcext:value-type="float">
            <text:p>-6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-56" calcext:value-type="float">
            <text:p>-5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-66" calcext:value-type="float">
            <text:p>-6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-69" calcext:value-type="float">
            <text:p>-69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-64" calcext:value-type="float">
            <text:p>-6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float" office:value="-68" calcext:value-type="float">
            <text:p>-6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5" calcext:value-type="float">
            <text:p>165</text:p>
          </table:table-cell>
          <table:table-cell office:value-type="float" office:value="-70" calcext:value-type="float">
            <text:p>-7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float" office:value="-75" calcext:value-type="float">
            <text:p>-7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5" calcext:value-type="float">
            <text:p>195</text:p>
          </table:table-cell>
          <table:table-cell office:value-type="float" office:value="-79" calcext:value-type="float">
            <text:p>-79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office:value-type="float" office:value="-80" calcext:value-type="float">
            <text:p>-80</text:p>
          </table:table-cell>
          <table:table-cell table:number-columns-repeated="14"/>
        </table:table-row>
        <table:table-row table:style-name="ro1" table:number-rows-repeated="2">
          <table:table-cell table:number-columns-repeated="6"/>
          <table:table-cell table:style-name="ce2" table:number-columns-repeated="3"/>
          <table:table-cell/>
          <table:table-cell table:style-name="ce2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table:style-name="ce2"/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1">
            <text:p>Measurement #2</text:p>
          </table:table-cell>
          <table:covered-table-cell table:style-name="Default"/>
          <table:covered-table-cell/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istance (cm)</text:p>
          </table:table-cell>
          <table:table-cell table:style-name="ce1" office:value-type="string" calcext:value-type="string">
            <text:p>RSSI (dBm)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table:number-columns-repeated="11"/>
          <table:table-cell table:style-name="ce3"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-56" calcext:value-type="float">
            <text:p>-56</text:p>
          </table:table-cell>
          <table:table-cell table:number-columns-repeated="11"/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-52" calcext:value-type="float">
            <text:p>-52</text:p>
          </table:table-cell>
          <table:table-cell table:number-columns-repeated="11"/>
          <table:table-cell table:style-name="ce2"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-54" calcext:value-type="float">
            <text:p>-54</text:p>
          </table:table-cell>
          <table:table-cell table:number-columns-repeated="11"/>
          <table:table-cell table:style-name="ce2"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-62" calcext:value-type="float">
            <text:p>-6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-67" calcext:value-type="float">
            <text:p>-6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-61" calcext:value-type="float">
            <text:p>-6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-66" calcext:value-type="float">
            <text:p>-6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-75" calcext:value-type="float">
            <text:p>-7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-71" calcext:value-type="float">
            <text:p>-7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float" office:value="-74" calcext:value-type="float">
            <text:p>-7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5" calcext:value-type="float">
            <text:p>165</text:p>
          </table:table-cell>
          <table:table-cell office:value-type="float" office:value="-78" calcext:value-type="float">
            <text:p>-7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float" office:value="-77" calcext:value-type="float">
            <text:p>-7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5" calcext:value-type="float">
            <text:p>195</text:p>
          </table:table-cell>
          <table:table-cell office:value-type="float" office:value="-75" calcext:value-type="float">
            <text:p>-7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office:value-type="float" office:value="-74" calcext:value-type="float">
            <text:p>-74</text:p>
          </table:table-cell>
          <table:table-cell table:number-columns-repeated="14"/>
        </table:table-row>
        <table:table-row table:style-name="ro1" table:number-rows-repeated="2">
          <table:table-cell table:number-columns-repeated="6"/>
          <table:table-cell table:style-name="ce2" table:number-columns-repeated="3"/>
          <table:table-cell/>
          <table:table-cell table:style-name="ce2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1">
            <text:p>Measurement #3</text:p>
          </table:table-cell>
          <table:covered-table-cell table:number-columns-repeated="2" table:style-name="Default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istance (cm)</text:p>
          </table:table-cell>
          <table:table-cell table:style-name="ce1" office:value-type="string" calcext:value-type="string">
            <text:p>RSSI (dBm)</text:p>
          </table:table-cell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 table:number-columns-repeated="8"/>
          <table:table-cell table:style-name="ce2"/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-35" calcext:value-type="float">
            <text:p>-35</text:p>
          </table:table-cell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-45" calcext:value-type="float">
            <text:p>-45</text:p>
          </table:table-cell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-52" calcext:value-type="float">
            <text:p>-52</text:p>
          </table:table-cell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-62" calcext:value-type="float">
            <text:p>-62</text:p>
          </table:table-cell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-64" calcext:value-type="float">
            <text:p>-64</text:p>
          </table:table-cell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-75" calcext:value-type="float">
            <text:p>-75</text:p>
          </table:table-cell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-75" calcext:value-type="float">
            <text:p>-75</text:p>
          </table:table-cell>
          <table:table-cell table:number-columns-repeated="7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-79" calcext:value-type="float">
            <text:p>-79</text:p>
          </table:table-cell>
          <table:table-cell table:number-columns-repeated="7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-76" calcext:value-type="float">
            <text:p>-76</text:p>
          </table:table-cell>
          <table:table-cell table:number-columns-repeated="7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float" office:value="-79" calcext:value-type="float">
            <text:p>-79</text:p>
          </table:table-cell>
          <table:table-cell table:number-columns-repeated="7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5" calcext:value-type="float">
            <text:p>165</text:p>
          </table:table-cell>
          <table:table-cell office:value-type="float" office:value="-84" calcext:value-type="float">
            <text:p>-84</text:p>
          </table:table-cell>
          <table:table-cell table:number-columns-repeated="7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float" office:value="-81" calcext:value-type="float">
            <text:p>-81</text:p>
          </table:table-cell>
          <table:table-cell table:number-columns-repeated="7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5" calcext:value-type="float">
            <text:p>195</text:p>
          </table:table-cell>
          <table:table-cell office:value-type="float" office:value="-88" calcext:value-type="float">
            <text:p>-88</text:p>
          </table:table-cell>
          <table:table-cell table:number-columns-repeated="7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office:value-type="float" office:value="-85" calcext:value-type="float">
            <text:p>-85</text:p>
          </table:table-cell>
          <table:table-cell table:number-columns-repeated="7"/>
          <table:table-cell table:style-name="ce2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7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1">
            <text:p>Measurement #4</text:p>
          </table:table-cell>
          <table:covered-table-cell table:number-columns-repeated="2" table:style-name="Default"/>
          <table:table-cell table:number-columns-repeated="7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istance (cm)</text:p>
          </table:table-cell>
          <table:table-cell table:style-name="ce1" office:value-type="string" calcext:value-type="string">
            <text:p>RSSI (dBm)</text:p>
          </table:table-cell>
          <table:table-cell table:number-columns-repeated="7"/>
          <table:table-cell table:style-name="ce2"/>
          <table:table-cell table:number-columns-repeated="6"/>
        </table:table-row>
        <table:table-row table:style-name="ro1">
          <table:table-cell table:number-columns-repeated="12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table:number-columns-repeated="7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-46" calcext:value-type="float">
            <text:p>-4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-57" calcext:value-type="float">
            <text:p>-5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-53" calcext:value-type="float">
            <text:p>-5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-66" calcext:value-type="float">
            <text:p>-6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-70" calcext:value-type="float">
            <text:p>-7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-84" calcext:value-type="float">
            <text:p>-8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-88" calcext:value-type="float">
            <text:p>-8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-83" calcext:value-type="float">
            <text:p>-8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-86" calcext:value-type="float">
            <text:p>-8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float" office:value="-78" calcext:value-type="float">
            <text:p>-7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5" calcext:value-type="float">
            <text:p>165</text:p>
          </table:table-cell>
          <table:table-cell office:value-type="float" office:value="-83" calcext:value-type="float">
            <text:p>-8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float" office:value="-86" calcext:value-type="float">
            <text:p>-8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5" calcext:value-type="float">
            <text:p>195</text:p>
          </table:table-cell>
          <table:table-cell office:value-type="float" office:value="-78" calcext:value-type="float">
            <text:p>-7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office:value-type="float" office:value="-89" calcext:value-type="float">
            <text:p>-8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3" table:number-columns-spanned="3" table:number-rows-spanned="1"/>
          <table:covered-table-cell table:number-columns-repeated="2" table:style-name="Default"/>
          <table:table-cell table:number-columns-repeated="14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1">
            <text:p>Measurement #5</text:p>
          </table:table-cell>
          <table:covered-table-cell table:style-name="Default"/>
          <table:covered-table-cell/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istance (cm)</text:p>
          </table:table-cell>
          <table:table-cell table:style-name="ce1" office:value-type="string" calcext:value-type="string">
            <text:p>RSSI (dBm)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-46" calcext:value-type="float">
            <text:p>-4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-47" calcext:value-type="float">
            <text:p>-4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-52" calcext:value-type="float">
            <text:p>-5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-57" calcext:value-type="float">
            <text:p>-5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-67" calcext:value-type="float">
            <text:p>-6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-71" calcext:value-type="float">
            <text:p>-7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-64" calcext:value-type="float">
            <text:p>-6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-71" calcext:value-type="float">
            <text:p>-7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-83" calcext:value-type="float">
            <text:p>-8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float" office:value="-78" calcext:value-type="float">
            <text:p>-7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5" calcext:value-type="float">
            <text:p>165</text:p>
          </table:table-cell>
          <table:table-cell office:value-type="float" office:value="-82" calcext:value-type="float">
            <text:p>-8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float" office:value="-84" calcext:value-type="float">
            <text:p>-8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5" calcext:value-type="float">
            <text:p>195</text:p>
          </table:table-cell>
          <table:table-cell office:value-type="float" office:value="-80" calcext:value-type="float">
            <text:p>-8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office:value-type="float" office:value="-81" calcext:value-type="float">
            <text:p>-8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3" table:number-columns-spanned="3" table:number-rows-spanned="1"/>
          <table:covered-table-cell table:style-name="Default"/>
          <table:covered-table-cell/>
          <table:table-cell table:number-columns-repeated="14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1">
            <text:p>Measurement #6</text:p>
          </table:table-cell>
          <table:covered-table-cell table:style-name="Default"/>
          <table:covered-table-cell/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istance (cm)</text:p>
          </table:table-cell>
          <table:table-cell table:style-name="ce1" office:value-type="string" calcext:value-type="string">
            <text:p>RSSI (dBm)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-54" calcext:value-type="float">
            <text:p>-5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-47" calcext:value-type="float">
            <text:p>-4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-63" calcext:value-type="float">
            <text:p>-6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-62" calcext:value-type="float">
            <text:p>-6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-66" calcext:value-type="float">
            <text:p>-6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-63" calcext:value-type="float">
            <text:p>-6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-68" calcext:value-type="float">
            <text:p>-6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-66" calcext:value-type="float">
            <text:p>-6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-72" calcext:value-type="float">
            <text:p>-7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float" office:value="-70" calcext:value-type="float">
            <text:p>-7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5" calcext:value-type="float">
            <text:p>165</text:p>
          </table:table-cell>
          <table:table-cell office:value-type="float" office:value="-84" calcext:value-type="float">
            <text:p>-8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float" office:value="-74" calcext:value-type="float">
            <text:p>-7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5" calcext:value-type="float">
            <text:p>195</text:p>
          </table:table-cell>
          <table:table-cell office:value-type="float" office:value="-77" calcext:value-type="float">
            <text:p>-7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office:value-type="float" office:value="-88" calcext:value-type="float">
            <text:p>-8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3" table:number-columns-spanned="3" table:number-rows-spanned="1"/>
          <table:covered-table-cell table:style-name="Default"/>
          <table:covered-table-cell/>
          <table:table-cell table:number-columns-repeated="14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14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14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1">
            <text:p>Measurements average</text:p>
          </table:table-cell>
          <table:covered-table-cell table:number-columns-repeated="2" table:style-name="Default"/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istance (cm)</text:p>
          </table:table-cell>
          <table:table-cell table:style-name="ce1" office:value-type="string" calcext:value-type="string">
            <text:p>RSSI (dBm)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-46" calcext:value-type="float">
            <text:p>-4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-50" calcext:value-type="float">
            <text:p>-5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-54" calcext:value-type="float">
            <text:p>-5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-62" calcext:value-type="float">
            <text:p>-6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-67" calcext:value-type="float">
            <text:p>-6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-68" calcext:value-type="float">
            <text:p>-6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-71" calcext:value-type="float">
            <text:p>-7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-74" calcext:value-type="float">
            <text:p>-7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-75" calcext:value-type="float">
            <text:p>-7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float" office:value="-75" calcext:value-type="float">
            <text:p>-7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5" calcext:value-type="float">
            <text:p>165</text:p>
          </table:table-cell>
          <table:table-cell office:value-type="float" office:value="-80" calcext:value-type="float">
            <text:p>-8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float" office:value="-80" calcext:value-type="float">
            <text:p>-8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5" calcext:value-type="float">
            <text:p>195</text:p>
          </table:table-cell>
          <table:table-cell office:value-type="float" office:value="-80" calcext:value-type="float">
            <text:p>-8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office:value-type="float" office:value="-83" calcext:value-type="float">
            <text:p>-8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3" table:number-columns-spanned="3" table:number-rows-spanned="1"/>
          <table:covered-table-cell table:number-columns-repeated="2" table:style-name="Default"/>
          <table:table-cell table:number-columns-repeated="14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4">00/00/0000</text:date>, <text:time style:data-style-name="N2" text:time-value="17:01:37.74876367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3T15:49:15.712307585</meta:creation-date>
    <dc:date>2018-08-14T17:17:05.890487147</dc:date>
    <meta:editing-duration>PT3H47M56S</meta:editing-duration>
    <meta:editing-cycles>41</meta:editing-cycles>
    <meta:generator>LibreOffice/6.0.3.2$Linux_X86_64 LibreOffice_project/00m0$Build-2</meta:generator>
    <meta:document-statistic meta:table-count="1" meta:cell-count="343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653cm" svg:height="9.006cm" xlink:href=".." xlink:type="simple" chart:class="chart:line" chart:style-name="ch1">
        <chart:title svg:x="8.089cm" svg:y="0.315cm" chart:style-name="ch2">
          <text:p>Measurement #1</text:p>
        </chart:title>
        <chart:plot-area chart:style-name="ch3" table:cell-range-address="Hoja1.D6:Hoja1.E20" chart:data-source-has-labels="both" svg:x="1.352cm" svg:y="1.196cm" svg:width="17.908cm" svg:height="6.701cm">
          <chartooo:coordinate-region svg:x="2.079cm" svg:y="1.356cm" svg:width="16.901cm" svg:height="6.382cm"/>
          <chart:axis chart:dimension="x" chart:name="primary-x" chart:style-name="ch4" chartooo:axis-type="auto">
            <chartooo:date-scale/>
            <chart:title svg:x="9.257cm" svg:y="8.077cm" chart:style-name="ch5">
              <text:p>Distance (cm)</text:p>
            </chart:title>
            <chart:categories table:cell-range-address="Hoja1.D6:Hoja1.D20"/>
          </chart:axis>
          <chart:axis chart:dimension="y" chart:name="primary-y" chart:style-name="ch4">
            <chart:title svg:x="0.451cm" svg:y="5.45cm" chart:style-name="ch6">
              <text:p>RSSI (dBm)</text:p>
            </chart:title>
            <chart:grid chart:style-name="ch7" chart:class="major"/>
          </chart:axis>
          <chart:series chart:style-name="ch8" chart:values-cell-range-address="Hoja1.E6:Hoja1.E20" loext:label-string="rssi" chart:class="chart:line">
            <chart:regression-curve chart:style-name="ch9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si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D6:Hoja1.D20</svg:desc>
                </draw:g>
              </table:table-cell>
              <table:table-cell office:value-type="float" office:value="-31">
                <text:p>-31</text:p>
                <draw:g>
                  <svg:desc>Hoja1.E6:Hoja1.E20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-80">
                <text:p>-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653cm" svg:height="9.006cm" xlink:href=".." xlink:type="simple" chart:class="chart:line" chart:style-name="ch1">
        <chart:title svg:x="8.089cm" svg:y="0.315cm" chart:style-name="ch2">
          <text:p>Measurement #2</text:p>
        </chart:title>
        <chart:plot-area chart:style-name="ch3" table:cell-range-address="Hoja1.D27:Hoja1.E41" chart:data-source-has-labels="both" svg:x="1.352cm" svg:y="1.196cm" svg:width="17.908cm" svg:height="6.701cm">
          <chartooo:coordinate-region svg:x="2.079cm" svg:y="1.356cm" svg:width="16.901cm" svg:height="6.382cm"/>
          <chart:axis chart:dimension="x" chart:name="primary-x" chart:style-name="ch4" chartooo:axis-type="auto">
            <chartooo:date-scale/>
            <chart:title svg:x="9.257cm" svg:y="8.077cm" chart:style-name="ch5">
              <text:p>Distance (cm)</text:p>
            </chart:title>
            <chart:categories table:cell-range-address="Hoja1.D27:Hoja1.D41"/>
          </chart:axis>
          <chart:axis chart:dimension="y" chart:name="primary-y" chart:style-name="ch4">
            <chart:title svg:x="0.451cm" svg:y="5.45cm" chart:style-name="ch6">
              <text:p>RSSI (dBm)</text:p>
            </chart:title>
            <chart:grid chart:style-name="ch7" chart:class="major"/>
          </chart:axis>
          <chart:series chart:style-name="ch8" chart:values-cell-range-address="Hoja1.E27:Hoja1.E41" loext:label-string="rssi" chart:class="chart:line">
            <chart:regression-curve chart:style-name="ch9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si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D27:Hoja1.D41</svg:desc>
                </draw:g>
              </table:table-cell>
              <table:table-cell office:value-type="float" office:value="-34">
                <text:p>-34</text:p>
                <draw:g>
                  <svg:desc>Hoja1.E27:Hoja1.E41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-74">
                <text:p>-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653cm" svg:height="9.006cm" xlink:href=".." xlink:type="simple" chart:class="chart:line" chart:style-name="ch1">
        <chart:title svg:x="8.089cm" svg:y="0.315cm" chart:style-name="ch2">
          <text:p>Measurement #3</text:p>
        </chart:title>
        <chart:plot-area chart:style-name="ch3" table:cell-range-address="Hoja1.D48:Hoja1.E62" chart:data-source-has-labels="both" svg:x="1.352cm" svg:y="1.196cm" svg:width="17.908cm" svg:height="6.701cm">
          <chartooo:coordinate-region svg:x="2.264cm" svg:y="1.356cm" svg:width="16.716cm" svg:height="6.382cm"/>
          <chart:axis chart:dimension="x" chart:name="primary-x" chart:style-name="ch4" chartooo:axis-type="auto">
            <chartooo:date-scale/>
            <chart:title svg:x="9.257cm" svg:y="8.077cm" chart:style-name="ch5">
              <text:p>Distance (cm)</text:p>
            </chart:title>
            <chart:categories table:cell-range-address="Hoja1.D48:Hoja1.D62"/>
          </chart:axis>
          <chart:axis chart:dimension="y" chart:name="primary-y" chart:style-name="ch4">
            <chart:title svg:x="0.451cm" svg:y="5.45cm" chart:style-name="ch6">
              <text:p>RSSI (dBm)</text:p>
            </chart:title>
            <chart:grid chart:style-name="ch7" chart:class="major"/>
          </chart:axis>
          <chart:series chart:style-name="ch8" chart:values-cell-range-address="Hoja1.E48:Hoja1.E62" loext:label-string="rssi" chart:class="chart:line">
            <chart:regression-curve chart:style-name="ch9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si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D48:Hoja1.D62</svg:desc>
                </draw:g>
              </table:table-cell>
              <table:table-cell office:value-type="float" office:value="-32">
                <text:p>-32</text:p>
                <draw:g>
                  <svg:desc>Hoja1.E48:Hoja1.E62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-85">
                <text:p>-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653cm" svg:height="9.006cm" xlink:href=".." xlink:type="simple" chart:class="chart:line" chart:style-name="ch1">
        <chart:title svg:x="8.089cm" svg:y="0.315cm" chart:style-name="ch2">
          <text:p>Measurement #4</text:p>
        </chart:title>
        <chart:plot-area chart:style-name="ch3" table:cell-range-address="Hoja1.D69:Hoja1.E83" chart:data-source-has-labels="both" svg:x="1.352cm" svg:y="1.196cm" svg:width="17.908cm" svg:height="6.701cm">
          <chartooo:coordinate-region svg:x="2.264cm" svg:y="1.356cm" svg:width="16.716cm" svg:height="6.382cm"/>
          <chart:axis chart:dimension="x" chart:name="primary-x" chart:style-name="ch4" chartooo:axis-type="auto">
            <chartooo:date-scale/>
            <chart:title svg:x="9.257cm" svg:y="8.077cm" chart:style-name="ch5">
              <text:p>Distance (cm)</text:p>
            </chart:title>
            <chart:categories table:cell-range-address="Hoja1.D69:Hoja1.D83"/>
          </chart:axis>
          <chart:axis chart:dimension="y" chart:name="primary-y" chart:style-name="ch4">
            <chart:title svg:x="0.451cm" svg:y="5.45cm" chart:style-name="ch6">
              <text:p>RSSI (dBm)</text:p>
            </chart:title>
            <chart:grid chart:style-name="ch7" chart:class="major"/>
          </chart:axis>
          <chart:series chart:style-name="ch8" chart:values-cell-range-address="Hoja1.E69:Hoja1.E83" loext:label-string="rssi" chart:class="chart:line">
            <chart:regression-curve chart:style-name="ch9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si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D69:Hoja1.D83</svg:desc>
                </draw:g>
              </table:table-cell>
              <table:table-cell office:value-type="float" office:value="-34">
                <text:p>-34</text:p>
                <draw:g>
                  <svg:desc>Hoja1.E69:Hoja1.E83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-89">
                <text:p>-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653cm" svg:height="9.006cm" xlink:href=".." xlink:type="simple" chart:class="chart:line" chart:style-name="ch1">
        <chart:title svg:x="8.089cm" svg:y="0.315cm" chart:style-name="ch2">
          <text:p>Measurement #5</text:p>
        </chart:title>
        <chart:plot-area chart:style-name="ch3" table:cell-range-address="Hoja1.D90:Hoja1.E104" chart:data-source-has-labels="both" svg:x="1.352cm" svg:y="1.196cm" svg:width="17.908cm" svg:height="6.701cm">
          <chartooo:coordinate-region svg:x="2.079cm" svg:y="1.356cm" svg:width="16.901cm" svg:height="6.382cm"/>
          <chart:axis chart:dimension="x" chart:name="primary-x" chart:style-name="ch4" chartooo:axis-type="auto">
            <chartooo:date-scale/>
            <chart:title svg:x="9.257cm" svg:y="8.077cm" chart:style-name="ch5">
              <text:p>Distance (cm)</text:p>
            </chart:title>
            <chart:categories table:cell-range-address="Hoja1.D90:Hoja1.D104"/>
          </chart:axis>
          <chart:axis chart:dimension="y" chart:name="primary-y" chart:style-name="ch4">
            <chart:title svg:x="0.451cm" svg:y="5.45cm" chart:style-name="ch6">
              <text:p>RSSI (dBm)</text:p>
            </chart:title>
            <chart:grid chart:style-name="ch7" chart:class="major"/>
          </chart:axis>
          <chart:series chart:style-name="ch8" chart:values-cell-range-address="Hoja1.E90:Hoja1.E104" loext:label-string="rssi" chart:class="chart:line">
            <chart:regression-curve chart:style-name="ch9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si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D90:Hoja1.D104</svg:desc>
                </draw:g>
              </table:table-cell>
              <table:table-cell office:value-type="float" office:value="-35">
                <text:p>-35</text:p>
                <draw:g>
                  <svg:desc>Hoja1.E90:Hoja1.E104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-81">
                <text:p>-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653cm" svg:height="9.006cm" xlink:href=".." xlink:type="simple" chart:class="chart:line" chart:style-name="ch1">
        <chart:title svg:x="8.089cm" svg:y="0.315cm" chart:style-name="ch2">
          <text:p>Measurement #6</text:p>
        </chart:title>
        <chart:plot-area chart:style-name="ch3" table:cell-range-address="Hoja1.D111:Hoja1.E125" chart:data-source-has-labels="both" svg:x="1.352cm" svg:y="1.196cm" svg:width="17.908cm" svg:height="6.701cm">
          <chartooo:coordinate-region svg:x="2.264cm" svg:y="1.356cm" svg:width="16.716cm" svg:height="6.382cm"/>
          <chart:axis chart:dimension="x" chart:name="primary-x" chart:style-name="ch4" chartooo:axis-type="auto">
            <chartooo:date-scale/>
            <chart:title svg:x="9.257cm" svg:y="8.077cm" chart:style-name="ch5">
              <text:p>Distance (cm)</text:p>
            </chart:title>
            <chart:categories table:cell-range-address="Hoja1.D111:Hoja1.D125"/>
          </chart:axis>
          <chart:axis chart:dimension="y" chart:name="primary-y" chart:style-name="ch4">
            <chart:title svg:x="0.451cm" svg:y="5.45cm" chart:style-name="ch6">
              <text:p>RSSI (dBm)</text:p>
            </chart:title>
            <chart:grid chart:style-name="ch7" chart:class="major"/>
          </chart:axis>
          <chart:series chart:style-name="ch8" chart:values-cell-range-address="Hoja1.E111:Hoja1.E125" loext:label-string="rssi" chart:class="chart:line">
            <chart:regression-curve chart:style-name="ch9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si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D111:Hoja1.D125</svg:desc>
                </draw:g>
              </table:table-cell>
              <table:table-cell office:value-type="float" office:value="-35">
                <text:p>-35</text:p>
                <draw:g>
                  <svg:desc>Hoja1.E111:Hoja1.E125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-88">
                <text:p>-8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>
      <style:chart-properties loext:regression-x-name="d" loext:regression-y-name="RSSI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653cm" svg:height="9.006cm" xlink:href=".." xlink:type="simple" chart:class="chart:line" chart:style-name="ch1">
        <chart:title svg:x="7.414cm" svg:y="0.315cm" chart:style-name="ch2">
          <text:p>Measurements average</text:p>
        </chart:title>
        <chart:plot-area chart:style-name="ch3" table:cell-range-address="Hoja1.D134:Hoja1.E148" chart:data-source-has-labels="both" svg:x="1.352cm" svg:y="1.196cm" svg:width="17.908cm" svg:height="6.701cm">
          <chartooo:coordinate-region svg:x="2.079cm" svg:y="1.356cm" svg:width="16.901cm" svg:height="6.382cm"/>
          <chart:axis chart:dimension="x" chart:name="primary-x" chart:style-name="ch4" chartooo:axis-type="auto">
            <chartooo:date-scale/>
            <chart:title svg:x="9.257cm" svg:y="8.077cm" chart:style-name="ch5">
              <text:p>Distance (cm)</text:p>
            </chart:title>
            <chart:categories table:cell-range-address="Hoja1.D134:Hoja1.D148"/>
          </chart:axis>
          <chart:axis chart:dimension="y" chart:name="primary-y" chart:style-name="ch4">
            <chart:title svg:x="0.451cm" svg:y="5.45cm" chart:style-name="ch6">
              <text:p>RSSI (dBm)</text:p>
            </chart:title>
            <chart:grid chart:style-name="ch7" chart:class="major"/>
          </chart:axis>
          <chart:series chart:style-name="ch8" chart:values-cell-range-address="Hoja1.E134:Hoja1.E148" loext:label-string="rssi" chart:class="chart:line">
            <chart:regression-curve chart:style-name="ch9"/>
            <chart:regression-curve chart:style-name="ch9">
              <chart:equation chart:display-equation="true" chart:display-r-square="false" svg:x="7.535cm" svg:y="5.081cm" chart:style-name="ch10"/>
            </chart:regression-curve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si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D134:Hoja1.D148</svg:desc>
                </draw:g>
              </table:table-cell>
              <table:table-cell office:value-type="float" office:value="-34">
                <text:p>-34</text:p>
                <draw:g>
                  <svg:desc>Hoja1.E134:Hoja1.E148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-83">
                <text:p>-8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